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1" svg:font-family="monospace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c6f90" officeooo:paragraph-rsid="000c6f90"/>
    </style:style>
    <style:style style:name="P2" style:family="paragraph" style:parent-style-name="Standard">
      <style:text-properties fo:font-weight="bold" officeooo:rsid="000c6f90" officeooo:paragraph-rsid="000c6f90" style:font-weight-asian="bold" style:font-weight-complex="bold"/>
    </style:style>
    <style:style style:name="P3" style:family="paragraph" style:parent-style-name="Standard">
      <style:text-properties fo:color="#800000" officeooo:rsid="000c6f90" officeooo:paragraph-rsid="000c6f90"/>
    </style:style>
    <style:style style:name="P4" style:family="paragraph" style:parent-style-name="Standard">
      <style:text-properties style:use-window-font-color="true" fo:font-style="italic" fo:font-weight="bold" officeooo:rsid="000cfb6a" officeooo:paragraph-rsid="000cfb6a" style:font-style-asian="italic" style:font-weight-asian="bold" style:font-style-complex="italic" style:font-weight-complex="bold"/>
    </style:style>
    <style:style style:name="P5" style:family="paragraph" style:parent-style-name="Standard">
      <style:text-properties style:use-window-font-color="true" fo:font-style="normal" fo:font-weight="bold" officeooo:rsid="000c6f90" officeooo:paragraph-rsid="000c6f90" style:font-style-asian="normal" style:font-weight-asian="bold" style:font-style-complex="normal" style:font-weight-complex="bold"/>
    </style:style>
    <style:style style:name="P6" style:family="paragraph" style:parent-style-name="Standard">
      <style:text-properties style:use-window-font-color="true" fo:font-style="normal" fo:font-weight="normal" officeooo:rsid="000cfb6a" officeooo:paragraph-rsid="000cfb6a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style:use-window-font-color="true" style:font-name="monospace" fo:font-style="normal" fo:font-weight="normal" officeooo:rsid="000cfb6a" officeooo:paragraph-rsid="000cfb6a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style:use-window-font-color="true" style:font-name="Liberation Serif" fo:font-style="normal" fo:font-weight="normal" officeooo:rsid="000cfb6a" officeooo:paragraph-rsid="000cfb6a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normal" officeooo:paragraph-rsid="000cfb6a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style:font-name="monospace" fo:font-style="normal" fo:font-weight="normal" officeooo:paragraph-rsid="000cfb6a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style:font-name="Liberation Serif" fo:font-style="normal" fo:font-weight="normal" officeooo:paragraph-rsid="000cfb6a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color="#000000" style:font-name="monospace" fo:font-size="12pt" fo:font-style="normal" fo:font-weight="normal" officeooo:rsid="000cfb6a" officeooo:paragraph-rsid="000cfb6a" fo:background-color="#ffffff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text-properties fo:color="#000000" style:font-name="monospace" fo:font-style="normal" fo:font-weight="normal" officeooo:rsid="000cfb6a" officeooo:paragraph-rsid="0010c841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style:use-window-font-color="true" style:font-name="monospace" fo:font-size="12pt" fo:font-style="normal" fo:font-weight="normal" officeooo:rsid="000cfb6a" officeooo:paragraph-rsid="000cfb6a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text-properties style:use-window-font-color="true" style:font-name="monospace" fo:font-style="normal" fo:font-weight="normal" officeooo:rsid="000cfb6a" officeooo:paragraph-rsid="000cfb6a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style:use-window-font-color="true" style:font-name="monospace1" fo:font-size="12pt" fo:font-style="normal" fo:font-weight="normal" officeooo:rsid="000cfb6a" officeooo:paragraph-rsid="000cfb6a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text-properties style:use-window-font-color="true" style:font-name="monospace1" fo:font-style="normal" fo:font-weight="normal" officeooo:rsid="000cfb6a" officeooo:paragraph-rsid="000cfb6a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style:use-window-font-color="true" style:font-name="monospace1" fo:font-style="italic" fo:font-weight="bold" officeooo:rsid="000cfb6a" officeooo:paragraph-rsid="000cfb6a" style:font-style-asian="italic" style:font-weight-asian="bold" style:font-style-complex="italic" style:font-weight-complex="bold"/>
    </style:style>
    <style:style style:name="P19" style:family="paragraph" style:parent-style-name="Standard">
      <style:text-properties style:use-window-font-color="true" style:font-name="Liberation Serif" fo:font-style="normal" fo:font-weight="normal" officeooo:rsid="000cfb6a" officeooo:paragraph-rsid="000cfb6a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style:font-name="monospace" fo:font-style="normal" fo:font-weight="normal" officeooo:paragraph-rsid="000cfb6a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style:font-name="monospace" fo:font-size="12pt" fo:font-style="normal" fo:font-weight="normal" officeooo:paragraph-rsid="000cfb6a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text-properties fo:font-style="normal" fo:font-weight="normal" officeooo:paragraph-rsid="000cfb6a" style:font-style-asian="normal" style:font-weight-asian="normal" style:font-style-complex="normal" style:font-weight-complex="normal"/>
    </style:style>
    <style:style style:name="T1" style:family="text">
      <style:text-properties fo:color="#800000"/>
    </style:style>
    <style:style style:name="T2" style:family="text">
      <style:text-properties fo:color="#000000" officeooo:rsid="000cfb6a" fo:background-color="#ffffff" loext:char-shading-value="0"/>
    </style:style>
    <style:style style:name="T3" style:family="text">
      <style:text-properties fo:color="#000000" fo:font-size="12pt" fo:background-color="#ffffff" loext:char-shading-value="0" style:font-size-asian="12pt" style:font-size-complex="12pt"/>
    </style:style>
    <style:style style:name="T4" style:family="text">
      <style:text-properties fo:color="#000000" fo:font-size="12pt" officeooo:rsid="000cfb6a" fo:background-color="#ffffff" loext:char-shading-value="0" style:font-size-asian="12pt" style:font-size-complex="12pt"/>
    </style:style>
    <style:style style:name="T5" style:family="text">
      <style:text-properties fo:color="#000000" style:font-name="monospace" fo:background-color="#ffffff" loext:char-shading-value="0"/>
    </style:style>
    <style:style style:name="T6" style:family="text">
      <style:text-properties fo:color="#000000" style:font-name="monospace" officeooo:rsid="000ed20d" fo:background-color="#ffffff" loext:char-shading-value="0"/>
    </style:style>
    <style:style style:name="T7" style:family="text">
      <style:text-properties style:font-name="monospace1"/>
    </style:style>
    <style:style style:name="T8" style:family="text">
      <style:text-properties style:use-window-font-color="true" style:font-name="monospace1" officeooo:rsid="000cfb6a"/>
    </style:style>
    <style:style style:name="T9" style:family="text">
      <style:text-properties style:use-window-font-color="true" officeooo:rsid="000cfb6a"/>
    </style:style>
    <style:style style:name="T10" style:family="text">
      <style:text-properties style:use-window-font-color="true" fo:font-size="12pt" officeooo:rsid="000cfb6a" style:font-size-asian="12pt" style:font-size-complex="12pt"/>
    </style:style>
    <style:style style:name="T11" style:family="text">
      <style:text-properties style:use-window-font-color="true" officeooo:rsid="000cfb6a" fo:background-color="#ffffff" loext:char-shading-value="0"/>
    </style:style>
    <style:style style:name="T12" style:family="text">
      <style:text-properties style:use-window-font-color="true" style:font-name="monospace" officeooo:rsid="000cfb6a"/>
    </style:style>
    <style:style style:name="T13" style:family="text">
      <style:text-properties officeooo:rsid="000ed20d"/>
    </style:style>
    <style:style style:name="T14" style:family="text">
      <style:text-properties fo:font-weight="bold" officeooo:rsid="000ed20d" style:font-weight-asian="bold" style:font-weight-complex="bold"/>
    </style:style>
    <style:style style:name="T15" style:family="text">
      <style:text-properties fo:background-color="#ffffff" loext:char-shading-value="0"/>
    </style:style>
    <style:style style:name="T16" style:family="text">
      <style:text-properties fo:font-size="12pt" fo:font-weight="bold" officeooo:rsid="0010c841" fo:background-color="#ffffff" loext:char-shading-value="0" style:font-size-asian="12pt" style:font-weight-asian="bold" style:font-size-complex="1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2/10/2018 (lab) </text:p>
      <text:p text:style-name="P1"/>
      <text:p text:style-name="P2"><text:s/>I. re-optimized pSyngap: ERK/ERK/Opt/pSyngap</text:p>
      <text:p text:style-name="P1"><text:s text:c="3"/>. was not working: error: class is not callable from line 53 in save.params.py</text:p>
      <text:p text:style-name="P1"><text:s text:c="3"/>. Git pull ajustador to get the latest version</text:p>
      <text:p text:style-name="P1"><text:s text:c="3"/>. same error</text:p>
      <text:p text:style-name="P1"><text:s text:c="3"/>. fix it by removing extra () in neurora_fit_pSynGAP.py</text:p>
      <text:p text:style-name="P1">changed this line by removing the extra () </text:p>
      <text:p text:style-name="P1"/>
      <text:p text:style-name="P1">for i,p in enumerate(fit.params.unscale(fit.optimizer.result<text:span text:style-name="T1">()[</text:span>0])):</text:p>
      <text:p text:style-name="P1"><text:s text:c="4"/>print(fit.param_names()[i],'=',p, '+/-', fit.params.unscale(fit.optimizer.result<text:span text:style-name="T1">()[</text:span>6])[i])</text:p>
      <text:p text:style-name="P1"/>
      <text:p text:style-name="P1">TO THIS</text:p>
      <text:p text:style-name="P1">for i,p in enumerate(fit.params.unscale(fit.optimizer.result[0])):</text:p>
      <text:p text:style-name="P1"><text:s text:c="4"/>print(fit.param_names()[i],'=',p, '+/-', fit.params.unscale(fit.optimizer.result[6])[i])</text:p>
      <text:p text:style-name="P1"/>
      <text:p text:style-name="P1">RESULT: pSyngap1.sasparams</text:p>
      <text:p text:style-name="P1">. good convergence, graph have a pretty close fit to data. </text:p>
      <text:p text:style-name="P1"/>
      <text:p text:style-name="P3"># iteration phos_fwd_rate=0.00044939+/-4.8149e-05 phos_rev_rate=0.052462+/-6.2902e-05 phos_kcat_rate=0.00099894+/-9.3715e-06 fitnes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5">II. Basal concentration</text:p>
      <text:p text:style-name="P6">a. fix sygap reaaction params</text:p>
      <text:p text:style-name="P6"><text:s/>b. play with concentration to get basal </text:p>
      <text:p text:style-name="P6">target: cAMP about 30 nm</text:p>
      <text:p text:style-name="P6"><text:s text:c="10"/>Ckp + CKpCamCa4 = 1000</text:p>
      <text:p text:style-name="P6"><text:s text:c="8"/>Ca= 50 nm </text:p>
      <text:p text:style-name="P6"/>
      <text:p text:style-name="P6"><text:span text:style-name="T14">trial1: </text:span>IC_ERK-Test: </text:p>
      <text:p text:style-name="P6">Ca=50</text:p>
      <text:p text:style-name="P6">Caext=20000</text:p>
      <text:p text:style-name="P6">Leak=2330</text:p>
      <text:p text:style-name="P6">pmca=100</text:p>
      <text:p text:style-name="P6">ncx=3000</text:p>
      <text:p text:style-name="P7"/>
      <text:p text:style-name="P10"><text:span text:style-name="T9"><text:s text:c="3"/></text:span><text:span text:style-name="T10">Output result: </text:span><text:span text:style-name="T3">Model_ERK-Testbasal</text:span><text:span text:style-name="T4">2</text:span></text:p>
      <text:p text:style-name="P12"><text:s text:c="2"/>cAMP=29 </text:p>
      <text:p text:style-name="P21"><text:span text:style-name="T2"><text:s text:c="2"/></text:span><text:span text:style-name="T11">Ckp + CKpCamCa4 = 5000</text:span></text:p>
      <text:p text:style-name="P14">Ca= 30 nm </text:p>
      <text:p text:style-name="P14">Caext=500</text:p>
      <text:p text:style-name="P14"/>
      <text:p text:style-name="P16"/>
      <text:p text:style-name="P17"/>
      <text:p text:style-name="P17"/>
      <text:p text:style-name="P8"><text:soft-page-break/></text:p>
      <text:p text:style-name="P11"><text:span text:style-name="T9"><text:s/></text:span><text:line-break/><text:span text:style-name="T14">Trial2:</text:span><text:span text:style-name="T13"> </text:span><text:span text:style-name="T9">IC_ERK-Test: </text:span></text:p>
      <text:p text:style-name="P8">Ca=20050</text:p>
      <text:p text:style-name="P8">Caext=0</text:p>
      <text:p text:style-name="P8">Leak=2330</text:p>
      <text:p text:style-name="P8">pmca=100</text:p>
      <text:p text:style-name="P8">ncx=3000</text:p>
      <text:p text:style-name="P9"><text:span text:style-name="T7"><text:line-break/></text:span><text:span text:style-name="T8"> </text:span><text:span text:style-name="T12">Output result: </text:span><text:span text:style-name="T5">Model_ERK-Testbasal</text:span><text:span text:style-name="T6">3</text:span></text:p>
      <text:p text:style-name="P13"><text:span text:style-name="T15"><text:s/></text:span><text:span text:style-name="T16">did not work because forget to save IC file </text:span></text:p>
      <text:p text:style-name="P17"/>
      <text:p text:style-name="P8"><text:span text:style-name="T14">Trial3:</text:span><text:span text:style-name="T13"> I</text:span>C_ERK-Test: </text:p>
      <text:p text:style-name="P8">Ca=50</text:p>
      <text:p text:style-name="P8">Caext=20000</text:p>
      <text:p text:style-name="P8">Leak=0</text:p>
      <text:p text:style-name="P8">pmca=0</text:p>
      <text:p text:style-name="P8">ncx=0</text:p>
      <text:p text:style-name="P8"/>
      <text:p text:style-name="P9"><text:span text:style-name="T9"><text:s text:c="5"/></text:span><text:span text:style-name="T12">Output result: </text:span><text:span text:style-name="T5">Model_ERK-Testbasal</text:span><text:span text:style-name="T6">4</text:span></text:p>
      <text:p text:style-name="P13"><text:span text:style-name="T15"><text:s text:c="2"/></text:span><text:span text:style-name="T16">did not work because forget to save IC file </text:span></text:p>
      <text:p text:style-name="P18"/>
      <text:p text:style-name="P18"/>
      <text:p text:style-name="P18"/>
      <text:p text:style-name="P4"><text:s text:c="5"/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1" svg:font-family="monospace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16:10:51.124768236</meta:creation-date>
    <dc:date>2018-12-12T10:19:45.882411035</dc:date>
    <meta:editing-duration>PT2M11S</meta:editing-duration>
    <meta:editing-cycles>2</meta:editing-cycles>
    <meta:generator>LibreOffice/5.3.6.1$Linux_X86_64 LibreOffice_project/30$Build-1</meta:generator>
    <meta:document-statistic meta:table-count="0" meta:image-count="0" meta:object-count="0" meta:page-count="2" meta:paragraph-count="49" meta:word-count="170" meta:character-count="1462" meta:non-whitespace-character-count="1264"/>
  </office:meta>
</office:document-meta>
</file>